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9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10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Leandro RESENDE MATTIOLI</text:p>
      <text:p text:style-name="P7">PHASE: Analyse Besoins</text:p>
      <text:p text:style-name="P10">SOUS-PHASE: Étude de l'Existante</text:p>
      <text:p text:style-name="P10">SEMAINE: 2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Compréhension du processus de planification de la maintenance et d'affectation du matériel</text:p>
          </table:table-cell>
          <table:table-cell table:style-name="Table1.A2" office:value-type="string">
            <text:p text:style-name="P4">30 min</text:p>
          </table:table-cell>
          <table:table-cell table:style-name="Table1.D2" office:value-type="string">
            <text:p text:style-name="P4">40 min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Rédaction du Draft – Étude Existant – Partie Planification de la Maintenance et d'Affectation du Matériel</text:p>
          </table:table-cell>
          <table:table-cell table:style-name="Table1.A2" office:value-type="string">
            <text:p text:style-name="P4">3h</text:p>
          </table:table-cell>
          <table:table-cell table:style-name="Table1.D2" office:value-type="string">
            <text:p text:style-name="P4">2h50min pendant la séance;</text:p>
            <text:p text:style-name="P4">2h hors séance;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title>FICHE DE SUIVI DU PROJET GSTP</dc:title>
    <meta:creation-date>2011-01-19T11:04:08.70</meta:creation-date>
    <meta:editing-cycles>3</meta:editing-cycles>
    <meta:editing-duration>PT00H07M07S</meta:editing-duration>
    <meta:generator>OpenOffice.org/3.1$Win32 OpenOffice.org_project/310m19$Build-9420</meta:generator>
    <meta:initial-creator>Leandro Mattioli</meta:initial-creator>
    <dc:date>2011-01-19T11:11:16.35</dc:date>
    <dc:creator>Leandro Mattioli</dc:creator>
    <meta:document-statistic meta:table-count="1" meta:image-count="0" meta:object-count="0" meta:page-count="1" meta:paragraph-count="20" meta:word-count="71" meta:character-count="461"/>
  </office:meta>
</office:document-meta>
</file>